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QuestDashboard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python/QuestradeReconcile.py" manifest:media-type="application/binary"/>
  <manifest:file-entry manifest:full-path="Scripts/python/" manifest:media-type="text/xml"/>
  <manifest:file-entry manifest:full-path="Scripts/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2in"/>
    </style:style>
    <style:style style:name="co3" style:family="table-column">
      <style:table-column-properties fo:break-before="auto" style:column-width="0.7429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0.9035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0.8283in"/>
    </style:style>
    <style:style style:name="co11" style:family="table-column">
      <style:table-column-properties fo:break-before="auto" style:column-width="0.9102in"/>
    </style:style>
    <style:style style:name="co12" style:family="table-column">
      <style:table-column-properties fo:break-before="auto" style:column-width="3.7453in"/>
    </style:style>
    <style:style style:name="co13" style:family="table-column">
      <style:table-column-properties fo:break-before="auto" style:column-width="1.1291in"/>
    </style:style>
    <style:style style:name="co14" style:family="table-column">
      <style:table-column-properties fo:break-before="auto" style:column-width="1.3327in"/>
    </style:style>
    <style:style style:name="co15" style:family="table-column">
      <style:table-column-properties fo:break-before="auto" style:column-width="0.5602in"/>
    </style:style>
    <style:style style:name="co16" style:family="table-column">
      <style:table-column-properties fo:break-before="auto" style:column-width="0.711in"/>
    </style:style>
    <style:style style:name="co17" style:family="table-column">
      <style:table-column-properties fo:break-before="auto" style:column-width="0.6035in"/>
    </style:style>
    <style:style style:name="co18" style:family="table-column">
      <style:table-column-properties fo:break-before="auto" style:column-width="1.3008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3646in"/>
    </style:style>
    <style:style style:name="co21" style:family="table-column">
      <style:table-column-properties fo:break-before="auto" style:column-width="0.6571in"/>
    </style:style>
    <style:style style:name="co22" style:family="table-column">
      <style:table-column-properties fo:break-before="auto" style:column-width="0.9681in"/>
    </style:style>
    <style:style style:name="co23" style:family="table-column">
      <style:table-column-properties fo:break-before="auto" style:column-width="0.8181in"/>
    </style:style>
    <style:style style:name="co24" style:family="table-column">
      <style:table-column-properties fo:break-before="auto" style:column-width="0.8717in"/>
    </style:style>
    <style:style style:name="co25" style:family="table-column">
      <style:table-column-properties fo:break-before="auto" style:column-width="0.7in"/>
    </style:style>
    <style:style style:name="co26" style:family="table-column">
      <style:table-column-properties fo:break-before="auto" style:column-width="1.1181in"/>
    </style:style>
    <style:style style:name="co27" style:family="table-column">
      <style:table-column-properties fo:break-before="auto" style:column-width="1.5256in"/>
    </style:style>
    <style:style style:name="co28" style:family="table-column">
      <style:table-column-properties fo:break-before="auto" style:column-width="0.5181in"/>
    </style:style>
    <style:style style:name="co29" style:family="table-column">
      <style:table-column-properties fo:break-before="auto" style:column-width="0.7752in"/>
    </style:style>
    <style:style style:name="co30" style:family="table-column">
      <style:table-column-properties fo:break-before="auto" style:column-width="0.8929in"/>
    </style:style>
    <style:style style:name="co31" style:family="table-column">
      <style:table-column-properties fo:break-before="auto" style:column-width="0.8398in"/>
    </style:style>
    <style:style style:name="co32" style:family="table-column">
      <style:table-column-properties fo:break-before="auto" style:column-width="0.9575in"/>
    </style:style>
    <style:style style:name="co33" style:family="table-column">
      <style:table-column-properties fo:break-before="auto" style:column-width="1.0862in"/>
    </style:style>
    <style:style style:name="co34" style:family="table-column">
      <style:table-column-properties fo:break-before="auto" style:column-width="8.1409in"/>
    </style:style>
    <style:style style:name="co35" style:family="table-column">
      <style:table-column-properties fo:break-before="auto" style:column-width="1.8547in"/>
    </style:style>
    <style:style style:name="co36" style:family="table-column">
      <style:table-column-properties fo:break-before="auto" style:column-width="14.65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453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1.2744in" fo:break-before="auto" style:use-optimal-row-height="false"/>
    </style:style>
    <style:style style:name="ro5" style:family="table-row">
      <style:table-row-properties style:row-height="1.7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style:vertical-align="middle"/>
      <style:text-properties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12" style:family="table-cell" style:parent-style-name="Default">
      <style:text-properties style:font-name="Liberation Mono" fo:font-size="12pt" style:font-size-asian="12pt" style:font-size-complex="12pt"/>
    </style:style>
    <style:style style:name="ce14" style:family="table-cell" style:parent-style-name="Default" style:data-style-name="N10000">
      <style:table-cell-properties style:vertical-align="middle"/>
      <style:text-properties style:font-name="Liberation Mono" fo:font-size="12pt" style:font-size-asian="12pt" style:font-size-complex="12pt"/>
    </style:style>
    <style:style style:name="ce15" style:family="table-cell" style:parent-style-name="Default" style:data-style-name="N159">
      <style:table-cell-properties style:text-align-source="fix" style:repeat-content="false" style:vertical-align="middle"/>
      <style:paragraph-properties fo:text-align="start" fo:margin-left="0in"/>
      <style:text-properties style:font-name="Liberation Mono" fo:font-size="12pt" fo:font-weight="normal" style:font-size-asian="12pt" style:font-size-complex="12pt"/>
    </style:style>
    <style:style style:name="ce16" style:family="table-cell" style:parent-style-name="Default" style:data-style-name="N159">
      <style:table-cell-properties style:text-align-source="fix" style:repeat-content="false" style:vertical-align="automatic"/>
      <style:paragraph-properties fo:text-align="start" fo:margin-left="0in"/>
      <style:text-properties style:font-name="Liberation Mono" fo:font-size="12pt" style:font-size-asian="12pt" style:font-size-complex="12pt"/>
    </style:style>
    <style:style style:name="ce17" style:family="table-cell" style:parent-style-name="Default" style:data-style-name="N170">
      <style:table-cell-properties style:text-align-source="fix" style:repeat-content="false" style:vertical-align="middle"/>
      <style:paragraph-properties fo:text-align="start" fo:margin-left="0in"/>
      <style:text-properties style:font-name="Liberation Mono" fo:font-size="12pt" style:font-size-asian="12pt" style:font-size-complex="12pt"/>
    </style:style>
    <style:style style:name="ce18" style:family="table-cell" style:parent-style-name="Default" style:data-style-name="N170">
      <style:table-cell-properties style:text-align-source="fix" style:repeat-content="false"/>
      <style:paragraph-properties fo:text-align="start" fo:margin-left="0in"/>
      <style:text-properties style:font-name="Liberation Mono" fo:font-size="12pt" style:font-size-asian="12pt" style:font-size-complex="12pt"/>
    </style:style>
    <style:style style:name="ce19" style:family="table-cell" style:parent-style-name="Default">
      <style:table-cell-properties style:vertical-align="middle"/>
      <style:text-properties style:font-name="Liberation Mono" fo:font-size="12pt" style:font-size-asian="12pt" style:font-size-complex="12pt"/>
    </style:style>
    <style:style style:name="ce25" style:family="table-cell" style:parent-style-name="Default">
      <style:text-properties style:font-name="Liberation Sans" fo:font-size="12pt" fo:font-weight="normal" style:font-size-asian="12pt" style:font-size-complex="12pt"/>
    </style:style>
    <style:style style:name="ce3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  <style:text-properties style:font-name="Liberation Mono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Mono" fo:font-size="12pt" style:font-size-asian="12pt" style:font-size-complex="12pt"/>
    </style:style>
    <style:style style:name="gr1" style:family="graphic">
      <style:graphic-properties fo:background-color="#c0c0c0"/>
    </style:style>
    <style:style style:name="P1" style:family="paragraph">
      <style:paragraph-properties fo:text-align="center"/>
      <style:text-properties fo:font-family="'Liberation Sans'" style:font-style-name="Bold" style:font-family-generic="swiss" fo:font-size="11pt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ccount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Balance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4" table:default-cell-style-name="Default"/>
        <table:table-row table:style-name="ro1">
          <table:table-cell table:number-columns-repeated="64"/>
        </table:table-row>
      </table:table>
      <table:table table:name="Position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Equities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11" table:number-columns-repeated="41" table:default-cell-style-name="Default"/>
        <table:table-row table:style-name="ro1">
          <table:table-cell table:number-columns-repeated="64"/>
        </table:table-row>
      </table:table>
      <table:table table:name="Activities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number-columns-repeated="48" table:default-cell-style-name="Default"/>
        <table:table-row table:style-name="ro1">
          <table:table-cell table:number-columns-repeated="64"/>
        </table:table-row>
      </table:table>
      <table:table table:name="Configuratio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concile" form:control-implementation="ooo:com.sun.star.form.component.CommandButton" xml:id="control1" form:id="control1" form:label="Reconcil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QuestradeReconcile.py$QuestradeReconcile?language=Python&amp;location=document" xlink:type="simple"/>
              </office:event-listeners>
            </form:button>
          </form:form>
        </office:forms>
        <table:table-column table:style-name="co35" table:default-cell-style-name="ce4"/>
        <table:table-column table:style-name="co36" table:default-cell-style-name="ce12"/>
        <table:table-column table:style-name="co11" table:number-columns-repeated="62" table:default-cell-style-name="Default"/>
        <table:table-row table:style-name="ro2">
          <table:table-cell table:style-name="Default">
            <draw:control draw:z-index="0" draw:style-name="gr1" draw:text-style-name="P1" svg:width="1.5791in" svg:height="0.3413in" svg:x="0.1362in" svg:y="0.024in" draw:control="control1"/>
          </table:table-cell>
          <table:table-cell table:style-name="ce8" office:value-type="string" calcext:value-type="string">
            <text:p>Enter initial questrade token here. This token is no longer valid once cached credentials in B17 have been assigned by the Questrade API server. When entering a new token here then the contents of B17 must be deleted.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 table:style-name="ce5" office:value-type="string" calcext:value-type="string">
            <text:p>Timestamp: </text:p>
          </table:table-cell>
          <table:table-cell table:style-name="ce14" office:value-type="string" calcext:value-type="string">
            <text:p>2021-02-20T11:02:03.783000-05:00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 table:style-name="ce5" office:value-type="string" calcext:value-type="string">
            <text:p>RateLimit Remaining: </text:p>
          </table:table-cell>
          <table:table-cell table:style-name="ce15" office:value-type="float" office:value="29920" calcext:value-type="float">
            <text:p>29,920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 table:style-name="ce5" office:value-type="string" calcext:value-type="string">
            <text:p>RateLimit Reset: </text:p>
          </table:table-cell>
          <table:table-cell table:style-name="ce16" office:value-type="float" office:value="1613837587" calcext:value-type="float">
            <text:p>1,613,837,587</text:p>
          </table:table-cell>
          <table:table-cell table:number-columns-repeated="62"/>
        </table:table-row>
        <table:table-row table:style-name="ro3">
          <table:table-cell/>
          <table:table-cell table:style-name="ce17" table:formula="of:=[.B7]/(60*60*24)+&quot;1/1/1970&quot;" office:value-type="date" office:date-value="2021-02-20T16:13:07" calcext:value-type="date">
            <text:p>Sat, February 20, 2021 04:13 PM</text:p>
          </table:table-cell>
          <table:table-cell table:number-columns-repeated="62"/>
        </table:table-row>
        <table:table-row table:style-name="ro3">
          <table:table-cell/>
          <table:table-cell table:style-name="ce18"/>
          <table:table-cell table:number-columns-repeated="62"/>
        </table:table-row>
        <table:table-row table:style-name="ro3">
          <table:table-cell table:style-name="ce5" office:value-type="string" calcext:value-type="string">
            <text:p>Additional Symbols: </text:p>
          </table:table-cell>
          <table:table-cell table:style-name="ce19" office:value-type="string" calcext:value-type="string">
            <text:p>DLR.TO,DLR.U.TO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3">
          <table:table-cell table:style-name="ce5" office:value-type="string" calcext:value-type="string">
            <text:p>Log Level: </text:p>
          </table:table-cell>
          <table:table-cell office:value-type="string" calcext:value-type="string">
            <text:p>INFO</text:p>
          </table:table-cell>
          <table:table-cell table:number-columns-repeated="62"/>
        </table:table-row>
        <table:table-row table:style-name="ro3">
          <table:table-cell table:style-name="ce5"/>
          <table:table-cell table:style-name="ce25" office:value-type="string" calcext:value-type="string">
            <text:p>Options are CRITICAL, ERROR, WARNING, INFO, DEBUG, and NOTSET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4">
          <table:table-cell table:style-name="ce6" office:value-type="string" calcext:value-type="string">
            <text:p>Log: </text:p>
          </table:table-cell>
          <table:table-cell table:style-name="ce39" office:value-type="string" calcext:value-type="string">
            <text:p>2021-02-20 11:02:01,367 : INFO : MBOX: Authenticate using cached credentials at $Configuration.B17</text:p>
            <text:p>2021-02-20 11:02:02,800 : INFO : MBOX: Reconcile from Questrade started!</text:p>
            <text:p>2021-02-20 11:02:13,928 : INFO : MBOX: Reconcile complete.</text:p>
            <text:p/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5">
          <table:table-cell table:style-name="ce6" office:value-type="string" calcext:value-type="string">
            <text:p>API Cache: </text:p>
          </table:table-cell>
          <table:table-cell table:style-name="ce21"/>
          <table:table-cell table:number-columns-repeated="62"/>
        </table:table-row>
        <table:table-row table:style-name="ro3">
          <table:table-cell/>
          <table:table-cell table:style-name="ce21"/>
          <table:table-cell table:number-columns-repeated="62"/>
        </table:table-row>
        <table:table-row table:style-name="ro3">
          <table:table-cell table:style-name="ce6" office:value-type="string" calcext:value-type="string">
            <text:p>Exchange Rate: </text:p>
          </table:table-cell>
          <table:table-cell table:style-name="ce19"/>
          <table:table-cell table:number-columns-repeated="62"/>
        </table:table-row>
      </table:table>
      <table:named-expressions>
        <table:named-range table:name="Exchange_Rate" table:base-cell-address="$Configuration.$B$19" table:cell-range-address="$Configuration.$B$19"/>
      </table:named-expressions>
      <table:database-ranges>
        <table:database-range table:name="__Anonymous_Sheet_DB__0" table:target-range-address="Accounts.A1:Accounts.AMJ1048576">
          <table:sort>
            <table:sort-by table:field-number="0" table:data-type="automatic"/>
          </table:sort>
        </table:database-range>
        <table:database-range table:name="__Anonymous_Sheet_DB__1" table:target-range-address="Balances.A1:Balances.AMJ1048576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2" table:target-range-address="Positions.A1:Positions.AMJ1048576">
          <table:sort>
            <table:sort-by table:field-number="0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3" table:target-range-address="Equities.A1:Equities.AMJ1048576">
          <table:sort>
            <table:sort-by table:field-number="0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4" table:target-range-address="Activities.A1:Activities.AMJ1048576">
          <table:sort>
            <table:sort-by table:field-number="0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month number:textual="true"/>
      <number:text>, </number:text>
      <number:year/>
    </number:date-style>
    <number:date-style style:name="N122">
      <number:month number:textual="true"/>
      <number:text> </number:text>
      <number:year/>
    </number:date-style>
    <number:date-style style:name="N123">
      <number:month number:textual="true"/>
      <number:text>-</number:text>
      <number:year/>
    </number:date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 number:title="User-defined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percentage-style style:name="N126P0" style:volatile="true">
      <number:number number:decimal-places="2" number:min-decimal-places="2" number:min-integer-digits="1"/>
      <number:text>%</number:text>
    </number:percentage-style>
    <number:percentage-style style:name="N126" number:title="User-defined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6P0"/>
    </number:percentage-style>
    <number:number-style style:name="N128P0" style:volatile="true">
      <number:number number:decimal-places="1" number:min-decimal-places="1" number:min-integer-digits="1"/>
    </number:number-style>
    <number:number-style style:name="N128" number:title="User-defined">
      <style:text-properties fo:color="#ff0000"/>
      <number:text>-</number:text>
      <number:number number:decimal-places="1" number:min-decimal-places="1" number:min-integer-digits="1"/>
      <style:map style:condition="value()&gt;=0" style:apply-style-name="N128P0"/>
    </number:number-style>
    <number:percentage-style style:name="N129">
      <number:number number:decimal-places="1" number:min-decimal-places="1" number:min-integer-digits="1"/>
      <number:text>%</number:text>
    </number:percentage-style>
    <number:percentage-style style:name="N130P0" style:volatile="true">
      <number:number number:decimal-places="1" number:min-decimal-places="1" number:min-integer-digits="1"/>
      <number:text>%</number:text>
    </number:percentage-style>
    <number:percentage-style style:name="N130" number:title="User-defined">
      <style:text-properties fo:color="#ff0000"/>
      <number:text>-</number:text>
      <number:number number:decimal-places="1" number:min-decimal-places="1" number:min-integer-digits="1"/>
      <number:text>%</number:text>
      <style:map style:condition="value()&gt;=0" style:apply-style-name="N130P0"/>
    </number:percentage-style>
    <number:number-style style:name="N132P0" style:volatile="true">
      <number:number number:decimal-places="3" number:min-decimal-places="3" number:min-integer-digits="1" number:grouping="true"/>
    </number:number-style>
    <number:number-style style:name="N132" number:title="User-defined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32P0"/>
    </number:number-style>
    <number:currency-style style:name="N134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4" number:title="User-defined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4P0"/>
    </number:currency-style>
    <number:number-style style:name="N135P0" style:volatile="true">
      <number:number number:decimal-places="2" number:min-decimal-places="2" number:min-integer-digits="1"/>
    </number:number-style>
    <number:number-style style:name="N135" number:title="User-defined">
      <style:text-properties fo:color="#ff0000"/>
      <number:text>-</number:text>
      <number:number number:decimal-places="2" number:min-decimal-places="2" number:min-integer-digits="1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currency-style style:name="N138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8P0"/>
    </number:currency-style>
    <number:currency-style style:name="N140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40" number:title="User-defined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40P0"/>
    </number:currency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" number:title="User-defined">
      <number:number number:decimal-places="4" number:min-decimal-places="4" number:min-integer-digits="1"/>
    </number:number-style>
    <number:percentage-style style:name="N147P0" style:volatile="true">
      <number:number number:decimal-places="2" number:min-decimal-places="2" number:min-integer-digits="1" number:grouping="true"/>
      <number:text>%</number:text>
    </number:percentage-style>
    <number:percentage-style style:name="N147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147P0"/>
    </number:percentage-style>
    <number:currency-style style:name="N149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49" number:title="User-defined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49P0"/>
    </number:currency-style>
    <number:number-style style:name="N151P0" style:volatile="true">
      <number:number number:decimal-places="4" number:min-decimal-places="4" number:min-integer-digits="1" number:grouping="true"/>
    </number:number-style>
    <number:number-style style:name="N151" number:title="User-defined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51P0"/>
    </number:number-style>
    <number:currency-style style:name="N153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53" number:title="User-defined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54"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US">$</number:currency-symbol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-</number:text>
      <number:currency-symbol number:language="en" number:country="US">$</number:currency-symbol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8">
      <style:text-properties fo:color="#ff0000"/>
      <number:text>-</number:text>
      <number:currency-symbol number:language="en" number:country="US">$</number:currency-symbol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number-style style:name="N159P0" style:volatile="true">
      <number:number number:decimal-places="0" number:min-decimal-places="0" number:min-integer-digits="1" number:grouping="true"/>
    </number:number-style>
    <number:number-style style:name="N159" number:title="User-defined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currency-style style:name="N161P0" style:volatile="true">
      <number:text>U</number:text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61" number:title="User-defined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61P0"/>
    </number:currency-style>
    <number:currency-style style:name="N163P0" style:volatile="true">
      <number:text>US</number:text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63P0"/>
    </number:currency-style>
    <number:number-style style:name="N164P0" style:volatile="true">
      <number:number number:decimal-places="4" number:min-decimal-places="4" number:min-integer-digits="1"/>
    </number:number-style>
    <number:number-style style:name="N164" number:title="User-defined">
      <style:text-properties fo:color="#ff0000"/>
      <number:text>-</number:text>
      <number:number number:decimal-places="4" number:min-decimal-places="4" number:min-integer-digits="1"/>
      <style:map style:condition="value()&gt;=0" style:apply-style-name="N164P0"/>
    </number:number-style>
    <number:number-style style:name="N165" number:title="User-defined">
      <number:number number:decimal-places="5" number:min-decimal-places="5" number:min-integer-digits="1" number:grouping="true"/>
    </number:number-style>
    <number:number-style style:name="N167P0" style:volatile="true">
      <number:number number:decimal-places="6" number:min-decimal-places="6" number:min-integer-digits="1"/>
    </number:number-style>
    <number:number-style style:name="N167">
      <style:text-properties fo:color="#ff0000"/>
      <number:text>-</number:text>
      <number:number number:decimal-places="6" number:min-decimal-places="6" number:min-integer-digits="1"/>
      <style:map style:condition="value()&gt;=0" style:apply-style-name="N167P0"/>
    </number:number-style>
    <number:date-style style:name="N168">
      <number:year number:style="long"/>
      <number:text>.</number:text>
      <number:month number:style="long"/>
      <number:text>.</number:text>
      <number:day number:style="long"/>
    </number:date-style>
    <number:date-style style:name="N169">
      <number:year number:style="long"/>
      <number:text>.</number:text>
      <number:month number:style="long"/>
      <number:text>.</number:text>
      <number:day number:style="long"/>
      <number:text>  </number:text>
    </number:date-style>
    <number:date-style style:name="N170">
      <number:day-of-week/>
      <number:text>, </number:text>
      <number:month number:style="long" number:textual="true"/>
      <number:text> </number:text>
      <number:day/>
      <number:text>, 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number-style style:name="N171P0" style:volatile="true">
      <number:number number:decimal-places="0" number:min-decimal-places="0" number:min-integer-digits="1"/>
    </number:number-style>
    <number:number-style style:name="N171" number:title="User-defined">
      <style:text-properties fo:color="#ff0000"/>
      <number:text>-</number:text>
      <number:number number:decimal-places="0" number:min-decimal-places="0" number:min-integer-digits="1"/>
      <style:map style:condition="value()&gt;=0" style:apply-style-name="N171P0"/>
    </number:number-style>
    <number:number-style style:name="N172">
      <number:number number:decimal-places="3" number:min-decimal-places="3" number:min-integer-digits="1"/>
    </number:number-style>
    <number:date-style style:name="N173" number:title="User-defined">
      <number:day number:style="long"/>
    </number:date-style>
    <number:date-style style:name="N174" number:title="User-defined">
      <number:day number:style="long"/>
      <number:text>t</number:text>
      <number:hours/>
    </number:date-style>
    <number:date-style style:name="N175" number:title="User-defined">
      <number:day number:style="long"/>
      <number:text> t</number:text>
      <number:hours/>
    </number:date-style>
    <number:currency-style style:name="N17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76" number:title="User-defined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76P0"/>
    </number:currency-style>
    <number:percentage-style style:name="N177P0" style:volatile="true">
      <number:number number:decimal-places="2" number:min-decimal-places="2" number:min-integer-digits="1" number:grouping="true"/>
      <number:text>%</number:text>
    </number:percentage-style>
    <number:percentage-style style:name="N177" number:title="User-defined">
      <style:text-properties fo:color="#ff0000"/>
      <number:text>(</number:text>
      <number:number number:decimal-places="2" number:min-decimal-places="2" number:min-integer-digits="1" number:grouping="true"/>
      <number:text>%)</number:text>
      <style:map style:condition="value()&gt;=0" style:apply-style-name="N177P0"/>
    </number:percentage-style>
    <number:currency-style style:name="N17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78" number:title="User-defined">
      <style:text-properties fo:color="#ff0000"/>
      <number:text>(</number:text>
      <number:currency-symbol number:language="en" number:country="US">$</number:currency-symbol>
      <number:number number:decimal-places="4" number:min-decimal-places="4" number:min-integer-digits="1" number:grouping="true"/>
      <number:text>)</number:text>
      <style:map style:condition="value()&gt;=0" style:apply-style-name="N178P0"/>
    </number:currency-style>
    <number:number-style style:name="N179P0" style:volatile="true">
      <number:number number:decimal-places="3" number:min-decimal-places="3" number:min-integer-digits="1" number:grouping="true"/>
    </number:number-style>
    <number:number-style style:name="N179" number:title="User-defined">
      <style:text-properties fo:color="#ff0000"/>
      <number:text>(</number:text>
      <number:number number:decimal-places="3" number:min-decimal-places="3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number number:decimal-places="4" number:min-decimal-places="4" number:min-integer-digits="1" number:grouping="true"/>
    </number:number-style>
    <number:number-style style:name="N180">
      <style:text-properties fo:color="#ff0000"/>
      <number:text>(</number:text>
      <number:number number:decimal-places="4" number:min-decimal-places="4" number:min-integer-digits="1" number:grouping="true"/>
      <number:text>)</number:text>
      <style:map style:condition="value()&gt;=0" style:apply-style-name="N180P0"/>
    </number:number-style>
    <number:percentage-style style:name="N182P0" style:volatile="true">
      <number:number number:decimal-places="0" number:min-decimal-places="0" number:min-integer-digits="1" number:grouping="true"/>
      <number:text>%</number:text>
    </number:percentage-style>
    <number:percentage-style style:name="N182" number:title="User-defined">
      <style:text-properties fo:color="#ff0000"/>
      <number:text>(</number:text>
      <number:number number:decimal-places="0" number:min-decimal-places="0" number:min-integer-digits="1" number:grouping="true"/>
      <number:text>%)</number:text>
      <style:map style:condition="value()&gt;=0" style:apply-style-name="N182P0"/>
    </number:percentage-style>
    <number:percentage-style style:name="N184P0" style:volatile="true">
      <number:number number:decimal-places="1" number:min-decimal-places="1" number:min-integer-digits="1" number:grouping="true"/>
      <number:text>%</number:text>
    </number:percentage-style>
    <number:percentage-style style:name="N184">
      <style:text-properties fo:color="#ff0000"/>
      <number:text>(</number:text>
      <number:number number:decimal-places="1" number:min-decimal-places="1" number:min-integer-digits="1" number:grouping="true"/>
      <number:text>%)</number:text>
      <style:map style:condition="value()&gt;=0" style:apply-style-name="N184P0"/>
    </number:percentage-style>
    <number:date-style style:name="N185">
      <number:year number:style="long"/>
    </number:date-style>
    <number:number-style style:name="N10121P0" style:volatile="true" number:language="en" number:country="US">
      <number:number number:decimal-places="2" number:min-decimal-places="2" number:min-integer-digits="1" number:grouping="true"/>
    </number:number-style>
    <number:number-style style:name="N10121" number:language="en" number:country="U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3P0" style:volatile="true" number:language="en" number:country="US">
      <number:number number:decimal-places="3" number:min-decimal-places="3" number:min-integer-digits="1" number:grouping="true"/>
    </number:number-style>
    <number:number-style style:name="N10123" number:language="en" number:country="U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3P0"/>
    </number:number-style>
    <number:number-style style:name="N10125P0" style:volatile="true" number:language="en" number:country="US">
      <number:number number:decimal-places="4" number:min-decimal-places="4" number:min-integer-digits="1" number:grouping="true"/>
    </number:number-style>
    <number:number-style style:name="N10125" number:language="en" number:country="US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decimal-places="0" number:min-integer-digits="1" number:grouping="true"/>
    </number:number-style>
    <number:number-style style:name="N10126" number:language="en" number:country="US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8P0" style:volatile="true" number:language="en" number:country="US">
      <number:number number:decimal-places="6" number:min-decimal-places="6" number:min-integer-digits="1" number:grouping="true"/>
    </number:number-style>
    <number:number-style style:name="N10128" number:language="en" number:country="US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0128P0"/>
    </number:number-style>
    <number:currency-style style:name="N10130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30" number:language="en" number:country="US" number:title="User-defined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30P0"/>
    </number:currency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40" number:language="en" number:country="US">
      <number:month number:textual="true"/>
      <number:text>-</number:text>
      <number:year/>
    </number:date-style>
    <number:time-style style:name="N10141" number:language="en" number:country="US">
      <number:hours/>
      <number:text>:</number:text>
      <number:minutes number:style="long"/>
      <number:text> </number:text>
      <number:am-pm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3" number:language="en" number:country="US">
      <number:hours/>
      <number:text>:</number:text>
      <number:minutes number:style="long"/>
    </number:time-style>
    <number:time-style style:name="N1014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7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3P2" style:volatile="true" number:language="en" number:country="US">
      <number:text> </number:text>
      <number:fill-character> </number:fill-character>
      <number:text>- </number:text>
    </number:number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7P2" style:volatile="true" number:language="en" number:country="US">
      <number:currency-symbol/>
      <number:fill-character> </number:fill-character>
      <number:text>- </number:text>
    </number:currency-style>
    <number:text-style style:name="N10157" number:language="en" number:country="US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1" number:language="en" number:country="US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currency-style style:name="N10167P0" style:volatile="true" number:language="en" number:country="US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67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67P0"/>
    </number:currency-style>
    <number:number-style style:name="N10168P0" style:volatile="true" number:language="en" number:country="US">
      <number:number number:decimal-places="2" number:min-decimal-places="2" number:min-integer-digits="1" number:grouping="true"/>
    </number:number-style>
    <number:number-style style:name="N10168" number:language="en" number:country="US" number:title="User-defined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68P0"/>
    </number:number-style>
    <number:number-style style:name="N10169P0" style:volatile="true" number:language="en" number:country="US">
      <number:number number:decimal-places="2" number:min-decimal-places="2" number:min-integer-digits="1" number:grouping="true"/>
    </number:number-style>
    <number:number-style style:name="N10169" number:language="en" number:country="US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0169P0"/>
    </number:number-style>
    <number:currency-style style:name="N10170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70" number:language="en" number:country="US">
      <style:text-properties fo:color="#ff0000"/>
      <number:text>(</number:text>
      <number:currency-symbol>$</number:currency-symbol>
      <number:number number:decimal-places="2" number:min-decimal-places="2" number:min-integer-digits="1" number:grouping="true"/>
      <number:text>)</number:text>
      <style:map style:condition="value()&gt;=0" style:apply-style-name="N10170P0"/>
    </number:currency-style>
    <number:currency-style style:name="N10172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72" number:language="en" number:country="US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0172P0"/>
    </number:currency-style>
    <number:currency-style style:name="N10173P0" style:volatile="true" number:language="en" number:country="US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73" number:language="en" number:country="US">
      <style:text-properties fo:color="#ff0000"/>
      <number:text>(</number:text>
      <number:currency-symbol number:language="en" number:country="US">$</number:currency-symbol>
      <number:number number:decimal-places="4" number:min-decimal-places="4" number:min-integer-digits="1" number:grouping="true"/>
      <number:text>)</number:text>
      <style:map style:condition="value()&gt;=0" style:apply-style-name="N10173P0"/>
    </number:currency-style>
    <number:currency-style style:name="N10175P0" style:volatile="true" number:language="en" number:country="US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75" number:language="en" number:country="US">
      <style:text-properties fo:color="#ff0000"/>
      <number:text>(</number:text>
      <number:currency-symbol number:language="en" number:country="US">$</number:currency-symbol>
      <number:number number:decimal-places="3" number:min-decimal-places="3" number:min-integer-digits="1" number:grouping="true"/>
      <number:text>)</number:text>
      <style:map style:condition="value()&gt;=0" style:apply-style-name="N1017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 style:data-style-name="N2" text:time-value="11:56:27.8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05T14:15:17.333000000</meta:creation-date>
    <meta:editing-cycles>1</meta:editing-cycles>
    <meta:editing-duration>P0D</meta:editing-duration>
    <dc:title>QuestradeReconcile Sample Spreadsheet</dc:title>
    <meta:generator>LibreOffice/7.0.4.2$Windows_X86_64 LibreOffice_project/dcf040e67528d9187c66b2379df5ea4407429775</meta:generator>
    <meta:document-statistic meta:table-count="6" meta:cell-count="17" meta:object-count="1"/>
  </office:meta>
</office:document-meta>
</file>

<file path=Basic/Standard/QuestDashboard.xml><?xml version="1.0" encoding="utf-8"?>
<!DOCTYPE module  PUBLIC '-//OpenOffice.org//DTD OfficeDocument 1.0//EN'  'module.dtd'>
<script:module xmlns:script="http://openoffice.org/2000/script" script:name="QuestDashboard" script:language="StarBasic" script:moduleType="normal">REM *****************************************************************************

Function RATEFROM( sSheet As String, sCAD As String, sUSD As String ) As Double
	oSheet = ThisComponent.Sheets.getByName( sSheet )
	dCAD = oSheet.getCellRangeByName( sCAD ).getValue( )
	dUSD = oSheet.getCellRangeByName( sUSD ).getValue( )
	RATEFROM = dCAD / dUSD
End Function

REM *****************************************************************************

Function EXCHANGERATE( ) As Double
	oNamedRange = ThisComponent.NamedRanges.getByName( "Exchange_Rate" )
	oCell = oNamedRange.getReferredCells( )
	EXCHANGERATE = oCell.getValue( )
End Function

REM *****************************************************************************

Function SEARCHDESCRIPTOR( oRange As Object, sTarget As String ) As Object
	oDescriptor = oRange.createSearchDescriptor( )
	oDescriptor.setSearchString( sTarget )
	oDescriptor.SearchCaseSensitive = true
	oDescriptor.SearchWords = true
	SEARCHDESCRIPTOR = oDescriptor
End Function

REM *****************************************************************************

Function FINDCELL( oSheet As Object, sRange As String, sTarget As String ) As Object
	Dim oRange, oDescriptor As Object
	oRange = oSheet.getCellRangeByName( sRange )
	oDescriptor = SEARCHDESCRIPTOR( oRange, sTarget )
	FINDCELL = oRange.findFirst( oDescriptor )
End Function

REM *****************************************************************************

Function COLUMNFROM( oCell As Object ) As Long
	COLUMNFROM = oCell.getCellAddress( ).Column
End Function

REM *****************************************************************************

Function ROWFROM( oCell As Object ) As Long
	ROWFROM = oCell.getCellAddress( ).Row
End Function

REM *****************************************************************************

Function COLUMN( oSheet As Object, sRange As String, sTarget As String ) As Long
	COLUMN = COLUMNFROM( FINDCELL( oSheet, sRange, sTarget ) )
End Function

REM *****************************************************************************

Function ROW( oSheet As Object, sRange As String, sTarget As String ) As Long
	ROW = ROWFROM( FINDCELL( oSheet, sRange, sTarget ) )
End Function

REM *****************************************************************************

Function MAPVALUE( sAccount As Variant, sSymbol As String, sSheet As String, sRange As String, sColumn As String, bCurrency As Boolean, bTotal As Boolean ) As Double
	Dim dValue, dTotal As Double
	Dim lAccount, lColumn, lSymbol, lCurrency As Long
	Dim oSymbol As Variant
	Dim oSheet, oRange, oDescriptor, oAccount, oValue As Object
	dValue = 0.0
	dTotal = 0.0
	On Local Error GoTo Finalize
	oSheet = ThisComponent.Sheets.getByName( sSheet )
	oRange = oSheet.getCellRangeByName( sRange )
	lAccount = COLUMN( oSheet, "A1:AMJ1", "account" )
	lColumn = COLUMN( oSheet, "A1:AMJ1", sColumn )
	lCurrency = COLUMN( oSheet, "A1:AMJ1", "currency" )
	oDescriptor = SEARCHDESCRIPTOR( oRange, sSymbol )
	oSymbol = oRange.findFirst( oDescriptor )
	While IsNull( oSymbol ) = False
		lSymbol = ROWFROM( oSymbol )
		oAccount = oSheet.getCellByPosition( lAccount, lSymbol )
		If IsNull( sAccount ) or oAccount.getString( ) = sAccount Then
			oValue = oSheet.getCellByPosition( lColumn, lSymbol )
			oCurrency = oSheet.getCellByPosition( lCurrency, ROWFROM( oValue ) )
			dValue = IIF( bCurrency And oCurrency.getString( ) = "USD", oValue.getValue( ) * EXCHANGERATE( ), oValue.getValue( ) )
			dTotal = dTotal + dValue
		End If
		oSymbol = oRange.findNext( oSymbol, oDescriptor )
	Wend
Finalize:
	MAPVALUE = IIF( bTotal, dTotal, dValue )
End Function

REM *****************************************************************************

Function DIVIDENDS( sSymbol As String ) As Double
	Dim dValue, dTotal As Double
	Dim lType, lAmount, lSymbol, lCurrency As Long
	Dim oSymbol As Variant
	Dim oSheet, oRange, oDescriptor, oType, oAmount As Object
	dValue = 0.0
	dTotal = 0.0
	On Local Error GoTo Finalize
	oSheet = ThisComponent.Sheets.getByName( "Activities" )
	oRange = oSheet.getCellRangeByName( "E1:E1048576" )
	lType = COLUMN( oSheet, "A1:AMJ1", "type" )
	lAmount = COLUMN( oSheet, "A1:AMJ1", "netAmount" )
	lCurrency = COLUMN( oSheet, "A1:AMJ1", "currency" )
	oDescriptor = SEARCHDESCRIPTOR( oRange, sSymbol )
	oSymbol = oRange.findFirst( oDescriptor )
	While IsNull( oSymbol ) = False
		lSymbol = ROWFROM( oSymbol )
		oType = oSheet.getCellByPosition( lType, lSymbol )
		If oType.getString( ) = "Dividends" Then
			oAmount = oSheet.getCellByPosition( lAmount, lSymbol )
			oCurrency = oSheet.getCellByPosition( lCurrency, ROWFROM( oAmount ) )
			dValue = IIF( oCurrency.getString( ) = "USD", oAmount.getValue( ) * EXCHANGERATE( ), oAmount.getValue( ) )
			dTotal = dTotal + dValue
		End If
		oSymbol = oRange.findNext( oSymbol, oDescriptor )
	Wend
Finalize:
	DIVIDENDS = dTotal
End Function

REM *****************************************************************************

Function ACCOUNT( sType As String ) As String
	Dim lAccount, lColumn, lRow As Long
	Dim oSheet, oCell As Object
	lAccount = 0.0
	On Local Error GoTo Finalize
	oSheet = ThisComponent.Sheets.getByName( "Accounts" )
	lColumn =  COLUMNFROM( FINDCELL( oSheet, "A1:AMJ1", "number" ) )
	lRow = ROWFROM( FINDCELL( oSheet, "B1:B1048576", sType ) )
	oCell = oSheet.getCellByPosition( lColumn, lRow )
	lAccount = oCell.getString( )
Finalize: 
	ACCOUNT = lAccount
End Function

REM *****************************************************************************

Function UNITVALUE( sSymbol As String ) As Double
	Dim dValue As Double
	dValue = MAPVALUE( Null, sSymbol, "Positions", "D1:D1048576", "currentPrice", true, false )
	UNITVALUE = IIF( dValue = 0.0, MAPVALUE( Null, sSymbol, "Equities", "D1:D1048576", "prevDayClosePrice", true, false ), dValue )
End Function

REM *****************************************************************************

Function UNITQTY( sAccount As String, sSymbol As String ) As Double
	UNITQTY = MAPVALUE( sAccount, sSymbol, "Positions", "D1:D1048576", "openQuantity", false, false )
End Function

REM *****************************************************************************

Function UNITCOST( sAccount As String, sSymbol As String ) As Double
	UNITCOST = MAPVALUE( sAccount, sSymbol, "Positions", "D1:D1048576", "averageEntryPrice", true, false )
End Function

REM *****************************************************************************

Function TOTALCOST( sAccount As String, sSymbol As String ) As Double
	TOTALCOST = MAPVALUE( sAccount, sSymbol, "Positions", "D1:D1048576", "totalCost", true, false )
End Function

REM *****************************************************************************

Function TOTALVALUE( sAccount As String, sSymbol As String ) As Double
	TOTALVALUE = MAPVALUE( sAccount, sSymbol, "Positions", "D1:D1048576", "currentMarketValue", true, false )
End Function

REM *****************************************************************************

Function TOTALYIELD( sSymbol As String ) As Double
	TOTALYIELD = MAPVALUE( Null, sSymbol, "Equities", "D1:D1048576", "yield", false, false ) / 100.0
End Function

REM *****************************************************************************

Function TOTALGAIN( sSymbol As String ) As Double
	TOTALGAIN = MAPVALUE( Null, sSymbol, "Positions", "D1:D1048576", "openPnl", true, true )
End Function

REM ************************************************************************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QuestDashboard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